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3EB4DC03BD91C8DBA6.png" manifest:media-type="image/png"/>
  <manifest:file-entry manifest:full-path="Pictures/10000001000007380000041FD0F6444ABE33AF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3.8209in" draw:z-index="0"><draw:image xlink:href="Pictures/10000001000007380000041FD0F6444ABE33AF6F.png" xlink:type="simple" xlink:show="embed" xlink:actuate="onLoad" draw:mime-type="image/png"/></draw:frame><draw:frame draw:style-name="fr1" draw:name="Image2" text:anchor-type="char" svg:x="0in" svg:y="3.761in" svg:width="6.6929in" svg:height="4.8874in" draw:z-index="1"><draw:image xlink:href="Pictures/10000001000003120000023EB4DC03BD91C8DB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6:05:29.041215217</meta:creation-date>
    <dc:date>2025-06-10T16:51:55.144394327</dc:date>
    <meta:editing-duration>PT36M2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